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1577205913_test_best_scores_other_metric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formula="of:=[.A1]" office:value-type="string" office:string-value="model" calcext:value-type="string">
            <text:p>model</text:p>
          </table:table-cell>
        </table:table-row>
        <table:table-row table:style-name="ro1">
          <table:table-cell office:value-type="string" calcext:value-type="string">
            <text:p>give_model_50</text:p>
          </table:table-cell>
          <table:table-cell office:value-type="float" office:value="0.951450562462996" calcext:value-type="float">
            <text:p>0.951450562462996</text:p>
          </table:table-cell>
          <table:table-cell office:value-type="float" office:value="0.945300629476883" calcext:value-type="float">
            <text:p>0.945300629476883</text:p>
          </table:table-cell>
          <table:table-cell office:value-type="float" office:value="0.964990028805672" calcext:value-type="float">
            <text:p>0.964990028805672</text:p>
          </table:table-cell>
          <table:table-cell office:value-type="float" office:value="0.955043859649123" calcext:value-type="float">
            <text:p>0.955043859649123</text:p>
          </table:table-cell>
          <table:table-cell table:formula="of:=[.A2]" office:value-type="string" office:string-value="give_model_50" calcext:value-type="string">
            <text:p>give_model_50</text:p>
          </table:table-cell>
        </table:table-row>
        <table:table-row table:style-name="ro1">
          <table:table-cell office:value-type="string" calcext:value-type="string">
            <text:p>give_model_30</text:p>
          </table:table-cell>
          <table:table-cell office:value-type="float" office:value="0.952161042036708" calcext:value-type="float">
            <text:p>0.952161042036708</text:p>
          </table:table-cell>
          <table:table-cell office:value-type="float" office:value="0.943640682358022" calcext:value-type="float">
            <text:p>0.943640682358022</text:p>
          </table:table-cell>
          <table:table-cell table:style-name="ce1" office:value-type="float" office:value="0.968313760248172" calcext:value-type="float">
            <text:p>0.968313760248172</text:p>
          </table:table-cell>
          <table:table-cell office:value-type="float" office:value="0.955818022747156" calcext:value-type="float">
            <text:p>0.955818022747156</text:p>
          </table:table-cell>
          <table:table-cell table:formula="of:=[.A3]" office:value-type="string" office:string-value="give_model_30" calcext:value-type="string">
            <text:p>give_model_30</text:p>
          </table:table-cell>
        </table:table-row>
        <table:table-row table:style-name="ro1">
          <table:table-cell office:value-type="string" calcext:value-type="string">
            <text:p>give_model_50001</text:p>
          </table:table-cell>
          <table:table-cell table:style-name="ce1" office:value-type="float" office:value="0.953463587921847" calcext:value-type="float">
            <text:p>0.953463587921847</text:p>
          </table:table-cell>
          <table:table-cell office:value-type="float" office:value="0.946273830155979" calcext:value-type="float">
            <text:p>0.946273830155979</text:p>
          </table:table-cell>
          <table:table-cell office:value-type="float" office:value="0.967870596055839" calcext:value-type="float">
            <text:p>0.967870596055839</text:p>
          </table:table-cell>
          <table:table-cell table:style-name="ce1" office:value-type="float" office:value="0.95695037791653" calcext:value-type="float">
            <text:p>0.95695037791653</text:p>
          </table:table-cell>
          <table:table-cell table:formula="of:=[.A4]" office:value-type="string" office:string-value="give_model_50001" calcext:value-type="string">
            <text:p>give_model_50001</text:p>
          </table:table-cell>
        </table:table-row>
        <table:table-row table:style-name="ro1">
          <table:table-cell office:value-type="string" calcext:value-type="string">
            <text:p>give_model_20</text:p>
          </table:table-cell>
          <table:table-cell office:value-type="float" office:value="0.951805802249852" calcext:value-type="float">
            <text:p>0.951805802249852</text:p>
          </table:table-cell>
          <table:table-cell office:value-type="float" office:value="0.947862129144852" calcext:value-type="float">
            <text:p>0.947862129144852</text:p>
          </table:table-cell>
          <table:table-cell office:value-type="float" office:value="0.962774207844006" calcext:value-type="float">
            <text:p>0.962774207844006</text:p>
          </table:table-cell>
          <table:table-cell office:value-type="float" office:value="0.955259975816203" calcext:value-type="float">
            <text:p>0.955259975816203</text:p>
          </table:table-cell>
          <table:table-cell table:formula="of:=[.A5]" office:value-type="string" office:string-value="give_model_20" calcext:value-type="string">
            <text:p>give_model_20</text:p>
          </table:table-cell>
        </table:table-row>
        <table:table-row table:style-name="ro1">
          <table:table-cell office:value-type="string" calcext:value-type="string">
            <text:p>give_model_61</text:p>
          </table:table-cell>
          <table:table-cell office:value-type="float" office:value="0.950740082889284" calcext:value-type="float">
            <text:p>0.950740082889284</text:p>
          </table:table-cell>
          <table:table-cell office:value-type="float" office:value="0.943686376434914" calcext:value-type="float">
            <text:p>0.943686376434914</text:p>
          </table:table-cell>
          <table:table-cell office:value-type="float" office:value="0.965433192998006" calcext:value-type="float">
            <text:p>0.965433192998006</text:p>
          </table:table-cell>
          <table:table-cell office:value-type="float" office:value="0.954435925520263" calcext:value-type="float">
            <text:p>0.954435925520263</text:p>
          </table:table-cell>
          <table:table-cell table:formula="of:=[.A6]" office:value-type="string" office:string-value="give_model_61" calcext:value-type="string">
            <text:p>give_model_61</text:p>
          </table:table-cell>
        </table:table-row>
        <table:table-row table:style-name="ro1">
          <table:table-cell office:value-type="string" calcext:value-type="string">
            <text:p>give_model_00</text:p>
          </table:table-cell>
          <table:table-cell office:value-type="float" office:value="0.906216696269982" calcext:value-type="float">
            <text:p>0.906216696269982</text:p>
          </table:table-cell>
          <table:table-cell office:value-type="float" office:value="0.911342029626354" calcext:value-type="float">
            <text:p>0.911342029626354</text:p>
          </table:table-cell>
          <table:table-cell office:value-type="float" office:value="0.913361400398848" calcext:value-type="float">
            <text:p>0.913361400398848</text:p>
          </table:table-cell>
          <table:table-cell office:value-type="float" office:value="0.912350597609562" calcext:value-type="float">
            <text:p>0.912350597609562</text:p>
          </table:table-cell>
          <table:table-cell table:formula="of:=[.A7]" office:value-type="string" office:string-value="give_model_00" calcext:value-type="string">
            <text:p>give_model_00</text:p>
          </table:table-cell>
        </table:table-row>
        <table:table-row table:style-name="ro1">
          <table:table-cell office:value-type="string" calcext:value-type="string">
            <text:p>give_model_40</text:p>
          </table:table-cell>
          <table:table-cell office:value-type="float" office:value="0.950621669626998" calcext:value-type="float">
            <text:p>0.950621669626998</text:p>
          </table:table-cell>
          <table:table-cell office:value-type="float" office:value="0.948336252189142" calcext:value-type="float">
            <text:p>0.948336252189142</text:p>
          </table:table-cell>
          <table:table-cell office:value-type="float" office:value="0.95989364059384" calcext:value-type="float">
            <text:p>0.95989364059384</text:p>
          </table:table-cell>
          <table:table-cell office:value-type="float" office:value="0.954079947142385" calcext:value-type="float">
            <text:p>0.954079947142385</text:p>
          </table:table-cell>
          <table:table-cell table:formula="of:=[.A8]" office:value-type="string" office:string-value="give_model_40" calcext:value-type="string">
            <text:p>give_model_40</text:p>
          </table:table-cell>
        </table:table-row>
        <table:table-row table:style-name="ro1">
          <table:table-cell office:value-type="string" calcext:value-type="string">
            <text:p>give_model_50000</text:p>
          </table:table-cell>
          <table:table-cell office:value-type="float" office:value="0.950976909413854" calcext:value-type="float">
            <text:p>0.950976909413854</text:p>
          </table:table-cell>
          <table:table-cell office:value-type="float" office:value="0.943326844040666" calcext:value-type="float">
            <text:p>0.943326844040666</text:p>
          </table:table-cell>
          <table:table-cell office:value-type="float" office:value="0.966319521382672" calcext:value-type="float">
            <text:p>0.966319521382672</text:p>
          </table:table-cell>
          <table:table-cell office:value-type="float" office:value="0.954684763572679" calcext:value-type="float">
            <text:p>0.954684763572679</text:p>
          </table:table-cell>
          <table:table-cell table:formula="of:=[.A9]" office:value-type="string" office:string-value="give_model_50000" calcext:value-type="string">
            <text:p>give_model_50000</text:p>
          </table:table-cell>
        </table:table-row>
        <table:table-row table:style-name="ro1">
          <table:table-cell office:value-type="string" calcext:value-type="string">
            <text:p>give_model_10</text:p>
          </table:table-cell>
          <table:table-cell office:value-type="float" office:value="0.952989934872706" calcext:value-type="float">
            <text:p>0.952989934872706</text:p>
          </table:table-cell>
          <table:table-cell table:style-name="ce1" office:value-type="float" office:value="0.952307692307692" calcext:value-type="float">
            <text:p>0.952307692307692</text:p>
          </table:table-cell>
          <table:table-cell office:value-type="float" office:value="0.960115222690007" calcext:value-type="float">
            <text:p>0.960115222690007</text:p>
          </table:table-cell>
          <table:table-cell office:value-type="float" office:value="0.956195520247159" calcext:value-type="float">
            <text:p>0.956195520247159</text:p>
          </table:table-cell>
          <table:table-cell table:formula="of:=[.A10]" office:value-type="string" office:string-value="give_model_10" calcext:value-type="string">
            <text:p>give_model_10</text:p>
          </table:table-cell>
        </table:table-row>
        <table:table-row table:style-name="ro1">
          <table:table-cell office:value-type="string" calcext:value-type="string">
            <text:p>give_model_41</text:p>
          </table:table-cell>
          <table:table-cell office:value-type="float" office:value="0.951924215512137" calcext:value-type="float">
            <text:p>0.951924215512137</text:p>
          </table:table-cell>
          <table:table-cell office:value-type="float" office:value="0.946122094286335" calcext:value-type="float">
            <text:p>0.946122094286335</text:p>
          </table:table-cell>
          <table:table-cell office:value-type="float" office:value="0.964990028805672" calcext:value-type="float">
            <text:p>0.964990028805672</text:p>
          </table:table-cell>
          <table:table-cell office:value-type="float" office:value="0.955462922334357" calcext:value-type="float">
            <text:p>0.955462922334357</text:p>
          </table:table-cell>
          <table:table-cell table:formula="of:=[.A11]" office:value-type="string" office:string-value="give_model_41" calcext:value-type="string">
            <text:p>give_model_41</text:p>
          </table:table-cell>
        </table:table-row>
        <table:table-row table:style-name="ro1">
          <table:table-cell office:value-type="string" calcext:value-type="string">
            <text:p>give_model_60</text:p>
          </table:table-cell>
          <table:table-cell office:value-type="float" office:value="0.949082297217288" calcext:value-type="float">
            <text:p>0.949082297217288</text:p>
          </table:table-cell>
          <table:table-cell office:value-type="float" office:value="0.94996693850562" calcext:value-type="float">
            <text:p>0.94996693850562</text:p>
          </table:table-cell>
          <table:table-cell office:value-type="float" office:value="0.955018834478174" calcext:value-type="float">
            <text:p>0.955018834478174</text:p>
          </table:table-cell>
          <table:table-cell office:value-type="float" office:value="0.952486187845304" calcext:value-type="float">
            <text:p>0.952486187845304</text:p>
          </table:table-cell>
          <table:table-cell table:formula="of:=[.A12]" office:value-type="string" office:string-value="give_model_60" calcext:value-type="string">
            <text:p>give_model_6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2])" office:value-type="float" office:value="0.953463587921847" calcext:value-type="float">
            <text:p>0.953463587921847</text:p>
          </table:table-cell>
          <table:table-cell table:formula="of:=MAX([.C2:.C12])" office:value-type="float" office:value="0.952307692307692" calcext:value-type="float">
            <text:p>0.952307692307692</text:p>
          </table:table-cell>
          <table:table-cell table:formula="of:=MAX([.D2:.D12])" office:value-type="float" office:value="0.968313760248172" calcext:value-type="float">
            <text:p>0.968313760248172</text:p>
          </table:table-cell>
          <table:table-cell table:formula="of:=MAX([.E2:.E12])" office:value-type="float" office:value="0.95695037791653" calcext:value-type="float">
            <text:p>0.95695037791653</text:p>
          </table:table-cell>
          <table:table-cell/>
        </table:table-row>
        <table:table-row table:style-name="ro1">
          <table:table-cell office:value-type="string" calcext:value-type="string">
            <text:p>VLOOKUP</text:p>
          </table:table-cell>
          <table:table-cell table:style-name="ce2" table:formula="of:=VLOOKUP([.B15];[.B2:.F12];5;0)" office:value-type="string" office:string-value="give_model_50001" calcext:value-type="string">
            <text:p>give_model_50001</text:p>
          </table:table-cell>
          <table:table-cell table:style-name="ce2" table:formula="of:=VLOOKUP([.C15];[.C2:.F12];4;0)" office:value-type="string" office:string-value="give_model_10" calcext:value-type="string">
            <text:p>give_model_10</text:p>
          </table:table-cell>
          <table:table-cell table:style-name="ce2" table:formula="of:=VLOOKUP([.D15];[.D2:.F12];3;0)" office:value-type="string" office:string-value="give_model_30" calcext:value-type="string">
            <text:p>give_model_30</text:p>
          </table:table-cell>
          <table:table-cell table:style-name="ce2" table:formula="of:=VLOOKUP([.E15];[.E2:.F12];2;0)" office:value-type="string" office:string-value="give_model_50001" calcext:value-type="string">
            <text:p>give_model_500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4T23:38:25.841146354</dc:date>
    <meta:editing-duration>PT4H49M33S</meta:editing-duration>
    <meta:editing-cycles>2</meta:editing-cycles>
    <meta:document-statistic meta:table-count="1" meta:cell-count="82" meta:object-count="0"/>
  </office:meta>
</office:document-meta>
</file>